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00a933" fo:font-style="italic" style:font-style-asian="italic" style:font-style-complex="italic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fo:color="#00a933" fo:font-style="italic" style:font-style-asian="italic" style:font-style-complex="italic"/>
    </style:style>
    <style:style style:name="ce25" style:family="table-cell" style:parent-style-name="Default" style:data-style-name="N37"/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none" fo:border-top="1.5pt solid #000000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2">
      <style:text-properties fo:color="#ff4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Invest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2023 Investments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Wallet Address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 table:style-name="ce3" office:value-type="string" calcext:value-type="string">
            <text:p>0x94f98bF19Bb9f736A908c851cCFA2a50bE63D60a </text:p>
          </table:table-cell>
          <table:table-cell office:value-type="string" calcext:value-type="string">
            <text:p>Vedaykin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Wrong Funding Wallet</text:p>
          </table:table-cell>
          <table:table-cell/>
          <table:table-cell table:style-name="ce18" office:value-type="string" calcext:value-type="string">
            <text:p>Sum Invest 2023:</text:p>
          </table:table-cell>
          <table:table-cell table:style-name="ce22" table:formula="of:=SUM([.C7:.C32])" office:value-type="float" office:value="1000.59725" calcext:value-type="float">
            <text:p>1000,60</text:p>
          </table:table-cell>
          <table:table-cell table:style-name="ce22" table:formula="of:=[.H8]+[.H9]+[.H10]" office:value-type="float" office:value="100" calcext:value-type="float">
            <text:p>100,00</text:p>
          </table:table-cell>
          <table:table-cell table:style-name="ce22" table:formula="of:=[.I8]+[.I9]+[.I10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G7]*[.J7]" office:value-type="float" office:value="1173.70057425" calcext:value-type="float">
            <text:p>1173,70057425</text:p>
          </table:table-cell>
          <table:table-cell table:style-name="ce25" office:value-type="date" office:date-value="2023-04-15" calcext:value-type="date">
            <text:p>15.04.23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18" office:value-type="string" calcext:value-type="string">
            <text:p>Re Invest</text:p>
          </table:table-cell>
          <table:table-cell table:style-name="ce6" table:formula="of:=[.C10]+[.C12]" office:value-type="float" office:value="334.29725" calcext:value-type="float">
            <text:p>334,30</text:p>
          </table:table-cell>
          <table:table-cell table:style-name="ce6" table:formula="of:=[.G8]/[.G7]*100" office:value-type="float" office:value="33.4097710142617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8]*[.J8]" office:value-type="float" office:value="387.78481" calcext:value-type="float">
            <text:p>387,78481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table:style-name="ce18" office:value-type="string" calcext:value-type="string">
            <text:p>Shaggy Invest</text:p>
          </table:table-cell>
          <table:table-cell table:style-name="ce6" table:formula="of:=[.C11]" office:value-type="float" office:value="333" calcext:value-type="float">
            <text:p>333,00</text:p>
          </table:table-cell>
          <table:table-cell table:style-name="ce6" table:formula="of:=[.G9]/[.G7]*100" office:value-type="float" office:value="33.2801234462717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G9]*[.J9]" office:value-type="float" office:value="389.61" calcext:value-type="float">
            <text:p>389,61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office:value-type="string" calcext:value-type="string">
            <text:p>0x49Bf7A066A1FbF6cAB0dD5Eec44eeefeb2998E83</text:p>
          </table:table-cell>
          <table:table-cell office:value-type="string" calcext:value-type="string">
            <text:p>Re</text:p>
          </table:table-cell>
          <table:table-cell office:value-type="float" office:value="225.69" calcext:value-type="float">
            <text:p>225,69</text:p>
          </table:table-cell>
          <table:table-cell table:number-columns-repeated="2"/>
          <table:table-cell table:style-name="ce18" office:value-type="string" calcext:value-type="string">
            <text:p>Vedaykin Invest</text:p>
          </table:table-cell>
          <table:table-cell table:style-name="ce6" table:formula="of:=[.C7]+[.C8]+[.C9]+[.C13]+[.C14]" office:value-type="float" office:value="333.3" calcext:value-type="float">
            <text:p>333,30</text:p>
          </table:table-cell>
          <table:table-cell table:style-name="ce6" table:formula="of:=[.G10]/[.G7]*100" office:value-type="float" office:value="33.3101055394666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G10]*[.J10]" office:value-type="float" office:value="386.628" calcext:value-type="float">
            <text:p>386,628</text:p>
          </table:table-cell>
          <table:table-cell office:value-type="string" calcext:value-type="string">
            <text:p>Rough Estimation</text:p>
          </table:table-cell>
        </table:table-row>
        <table:table-row table:style-name="ro1">
          <table:table-cell table:style-name="ce13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333" calcext:value-type="float">
            <text:p>333,00</text:p>
          </table:table-cell>
          <table:table-cell office:value-type="string" calcext:value-type="string">
            <text:p>Transfered for Shagg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0x49Bf7A066A1FbF6cAB0dD5Eec44eeefeb2998E83 </text:p>
          </table:table-cell>
          <table:table-cell office:value-type="string" calcext:value-type="string">
            <text:p>Re</text:p>
          </table:table-cell>
          <table:table-cell office:value-type="float" office:value="108.60725" calcext:value-type="float">
            <text:p>108,6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ykin</text:p>
          </table:table-cell>
          <table:table-cell office:value-type="float" office:value="95.38745" calcext:value-type="float">
            <text:p>95,3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0x459d67bFEa1b4fd9D66b6f62a204703e50A6A21a </text:p>
          </table:table-cell>
          <table:table-cell office:value-type="string" calcext:value-type="string">
            <text:p>Vedakyin</text:p>
          </table:table-cell>
          <table:table-cell office:value-type="float" office:value="7.91255" calcext:value-type="float">
            <text:p>7,91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table:number-columns-repeated="2"/>
          <table:table-cell table:style-name="ce8"/>
          <table:table-cell table:number-columns-repeated="9"/>
        </table:table-row>
      </table:table>
      <table:table table:name="SHR Distribution" table:style-name="ta1">
        <table:table-column table:style-name="co2" table:default-cell-style-name="Default"/>
        <table:table-column table:style-name="co6" table:default-cell-style-name="ce18"/>
        <table:table-column table:style-name="co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USDT/Matic [USDT]</text:p>
          </table:table-cell>
          <table:table-cell table:style-name="ce2" office:value-type="string" calcext:value-type="string">
            <text:p>Amount [USDT]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Sum Invest 2023:</text:p>
          </table:table-cell>
          <table:table-cell table:style-name="ce22" table:formula="of:=[$Investments.G7]" office:value-type="float" office:value="1000.59725" calcext:value-type="float">
            <text:p>1000,60</text:p>
          </table:table-cell>
          <table:table-cell table:style-name="ce22" table:formula="of:=[.D5]+[.D6]+[.D7]" office:value-type="float" office:value="100" calcext:value-type="float">
            <text:p>100,00</text:p>
          </table:table-cell>
          <table:table-cell table:style-name="ce22" table:formula="of:=[.E5]+[.E6]+[.E7]" office:value-type="float" office:value="999.999999" calcext:value-type="float">
            <text:p>1000,00</text:p>
          </table:table-cell>
          <table:table-cell table:style-name="ce19" office:value-type="float" office:value="1.173" calcext:value-type="float">
            <text:p>1,173</text:p>
          </table:table-cell>
          <table:table-cell table:style-name="ce19" table:formula="of:=[.C4]*[.F4]" office:value-type="float" office:value="1173.70057425" calcext:value-type="float">
            <text:p>1173,70057425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6" table:formula="of:=[$Investments.G8]" office:value-type="float" office:value="334.29725" calcext:value-type="float">
            <text:p>334,30</text:p>
          </table:table-cell>
          <table:table-cell table:style-name="ce6" table:formula="of:=[.C5]/[.C4]*100" office:value-type="float" office:value="33.4097710142617" calcext:value-type="float">
            <text:p>33,4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5]*[.F5]" office:value-type="float" office:value="387.78481" calcext:value-type="float">
            <text:p>387,7848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table:formula="of:=[$Investments.G9]" office:value-type="float" office:value="333" calcext:value-type="float">
            <text:p>333,00</text:p>
          </table:table-cell>
          <table:table-cell table:style-name="ce6" table:formula="of:=[.C6]/[.C4]*100" office:value-type="float" office:value="33.2801234462717" calcext:value-type="float">
            <text:p>33,28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table:formula="of:=[.C6]*[.F6]" office:value-type="float" office:value="389.61" calcext:value-type="float">
            <text:p>389,61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table:formula="of:=[$Investments.G10]" office:value-type="float" office:value="333.3" calcext:value-type="float">
            <text:p>333,30</text:p>
          </table:table-cell>
          <table:table-cell table:style-name="ce6" table:formula="of:=[.C7]/[.C4]*100" office:value-type="float" office:value="33.3101055394666" calcext:value-type="float">
            <text:p>33,31</text:p>
          </table:table-cell>
          <table:table-cell table:style-name="ce6" office:value-type="float" office:value="333.333333" calcext:value-type="float">
            <text:p>333,3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table:formula="of:=[.C7]*[.F7]" office:value-type="float" office:value="386.628" calcext:value-type="float">
            <text:p>386,628</text:p>
          </table:table-cell>
          <table:table-cell table:style-name="ce3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2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Further Invest</text:p>
          </table:table-cell>
          <table:table-cell table:number-columns-repeated="2" table:style-name="ce2" office:value-type="string" calcext:value-type="string">
            <text:p>Amount [Matic]</text:p>
          </table:table-cell>
          <table:table-cell table:style-name="ce2" office:value-type="string" calcext:value-type="string">
            <text:p>Amount [%]</text:p>
          </table:table-cell>
          <table:table-cell table:style-name="ce2" office:value-type="string" calcext:value-type="string">
            <text:p>Amount Missing [SHR]</text:p>
          </table:table-cell>
          <table:table-cell table:style-name="ce2" office:value-type="string" calcext:value-type="string">
            <text:p>Amount [SHR]</text:p>
          </table:table-cell>
          <table:table-cell table:style-name="ce2" office:value-type="string" calcext:value-type="string">
            <text:p>$SHR [%]</text:p>
          </table:table-cell>
        </table:table-row>
        <table:table-row table:style-name="ro1">
          <table:table-cell/>
          <table:table-cell office:value-type="string" calcext:value-type="string">
            <text:p>Re Invest</text:p>
          </table:table-cell>
          <table:table-cell table:style-name="ce22" office:value-type="float" office:value="200" calcext:value-type="float">
            <text:p>200,00</text:p>
          </table:table-cell>
          <table:table-cell table:style-name="ce22" table:formula="of:=[.C5]+[.C12]" office:value-type="float" office:value="534.29725" calcext:value-type="float">
            <text:p>534,30</text:p>
          </table:table-cell>
          <table:table-cell table:style-name="ce29" table:formula="of:=[.D12]/[.D15]*100" office:value-type="float" office:value="41.0809149411934" calcext:value-type="float">
            <text:p>41,08</text:p>
          </table:table-cell>
          <table:table-cell table:style-name="ce22" table:formula="of:=[.C12]" office:value-type="float" office:value="200" calcext:value-type="float">
            <text:p>200,00</text:p>
          </table:table-cell>
          <table:table-cell table:style-name="ce22" table:formula="of:=[.F12]+[.E5]" office:value-type="float" office:value="533.333333" calcext:value-type="float">
            <text:p>533,33</text:p>
          </table:table-cell>
          <table:table-cell table:style-name="ce22" table:formula="of:=[.G12]/[.G15]*100" office:value-type="float" office:value="41.0256410315582" calcext:value-type="float">
            <text:p>41,03</text:p>
          </table:table-cell>
        </table:table-row>
        <table:table-row table:style-name="ro1">
          <table:table-cell/>
          <table:table-cell office:value-type="string" calcext:value-type="string">
            <text:p>Shaggy Invest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C6]+[.C13]" office:value-type="float" office:value="333" calcext:value-type="float">
            <text:p>333,00</text:p>
          </table:table-cell>
          <table:table-cell table:style-name="ce29" table:formula="of:=[.D13]/[.D15]*100" office:value-type="float" office:value="25.6036217207133" calcext:value-type="float">
            <text:p>25,60</text:p>
          </table:table-cell>
          <table:table-cell table:style-name="ce6" table:formula="of:=[.C13]" office:value-type="float" office:value="0" calcext:value-type="float">
            <text:p>0,00</text:p>
          </table:table-cell>
          <table:table-cell table:style-name="ce6" table:formula="of:=[.F13]+[.E6]" office:value-type="float" office:value="333.333333" calcext:value-type="float">
            <text:p>333,33</text:p>
          </table:table-cell>
          <table:table-cell table:style-name="ce6" table:formula="of:=[.G13]/[.G15]*100" office:value-type="float" office:value="25.6410256351085" calcext:value-type="float">
            <text:p>25,64</text:p>
          </table:table-cell>
        </table:table-row>
        <table:table-row table:style-name="ro1">
          <table:table-cell/>
          <table:table-cell office:value-type="string" calcext:value-type="string">
            <text:p>Vedaykin Invest</text:p>
          </table:table-cell>
          <table:table-cell table:style-name="ce6" office:value-type="float" office:value="100" calcext:value-type="float">
            <text:p>100,00</text:p>
          </table:table-cell>
          <table:table-cell table:style-name="ce6" table:formula="of:=[.C14]+[.C7]" office:value-type="float" office:value="433.3" calcext:value-type="float">
            <text:p>433,30</text:p>
          </table:table-cell>
          <table:table-cell table:style-name="ce29" table:formula="of:=[.D14]/[.D15]*100" office:value-type="float" office:value="33.3154633380933" calcext:value-type="float">
            <text:p>33,32</text:p>
          </table:table-cell>
          <table:table-cell table:style-name="ce6" table:formula="of:=[.C14]" office:value-type="float" office:value="100" calcext:value-type="float">
            <text:p>100,00</text:p>
          </table:table-cell>
          <table:table-cell table:style-name="ce6" table:formula="of:=[.F14]+[.E7]" office:value-type="float" office:value="433.333333" calcext:value-type="float">
            <text:p>433,33</text:p>
          </table:table-cell>
          <table:table-cell table:style-name="ce6" table:formula="of:=[.G14]/[.G15]*100" office:value-type="float" office:value="33.3333333333333" calcext:value-type="float">
            <text:p>33,33</text:p>
          </table:table-cell>
        </table:table-row>
        <table:table-row table:style-name="ro1">
          <table:table-cell/>
          <table:table-cell table:style-name="ce27" office:value-type="string" calcext:value-type="string">
            <text:p>Diluted Sum </text:p>
          </table:table-cell>
          <table:table-cell table:style-name="ce28" table:formula="of:=SUM([.C12:.C14])" office:value-type="float" office:value="300" calcext:value-type="float">
            <text:p>300,00</text:p>
          </table:table-cell>
          <table:table-cell table:style-name="ce28" table:formula="of:=SUM([.D12:.D14])" office:value-type="float" office:value="1300.59725" calcext:value-type="float">
            <text:p>1300,60</text:p>
          </table:table-cell>
          <table:table-cell table:style-name="ce28" table:formula="of:=SUM([.E12:.E14])" office:value-type="float" office:value="100" calcext:value-type="float">
            <text:p>100,00</text:p>
          </table:table-cell>
          <table:table-cell table:style-name="ce28" table:formula="of:=SUM([.F12:.F14])" office:value-type="float" office:value="300" calcext:value-type="float">
            <text:p>300,00</text:p>
          </table:table-cell>
          <table:table-cell table:style-name="ce28" table:formula="of:=SUM([.G12:.G14])" office:value-type="float" office:value="1299.999999" calcext:value-type="float">
            <text:p>1300,00</text:p>
          </table:table-cell>
          <table:table-cell table:style-name="ce28" table:formula="of:=SUM([.H12:.H14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2:07:09.747000000</dc:date>
    <meta:editing-duration>PT52M17S</meta:editing-duration>
    <meta:editing-cycles>45</meta:editing-cycles>
    <meta:generator>LibreOffice/7.4.3.2$Windows_X86_64 LibreOffice_project/1048a8393ae2eeec98dff31b5c133c5f1d08b890</meta:generator>
    <meta:document-statistic meta:table-count="2" meta:cell-count="129" meta:object-count="0"/>
  </office:meta>
</office:document-meta>
</file>